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7.089cm" fo:min-width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25cm" fo:min-width="0cm"/>
    </style:style>
    <style:style style:name="pr1" style:family="presentation" style:parent-style-name="Default-notes">
      <style:graphic-properties draw:fill-color="#ffffff" draw:auto-grow-height="true" fo:min-height="13.365cm"/>
    </style:style>
    <style:style style:name="pr2" style:family="presentation" style:parent-style-name="Default-notes">
      <style:graphic-properties draw:fill-color="#ffffff" fo:min-height="13.364cm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layer="layout" svg:width="23.742cm" svg:height="18.051cm" svg:x="1.758cm" svg:y="2.037cm">
          <draw:text-box>
            <text:p>8上-英语-外研版 unit 5</text:p>
            <text:p/>
            <text:p/>
            <text:p>smell / smelly</text:p>
            <text:p/>
            <text:p>noise / noisy</text:p>
            <text:p/>
            <text:p>reduce / reduction</text:p>
            <text:p/>
            <text:p>passenger seat / back seat</text:p>
            <text:p/>
            <text:p>sign / signature</text:p>
            <text:p/>
            <text:p>responsibility / responsible</text:p>
            <text:p/>
            <text:p>mess / messy / What a mess!</text:p>
            <text:p/>
            <text:p>honesty / honest</text:p>
            <text:p/>
            <text:p>citizen / citizenship</text:p>
            <text:p/>
            <text:p>private / public</text:p>
            <text:p/>
            <text:p>careless / careful</text:p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3" draw:layer="layout" svg:width="20.124cm" svg:height="7.5cm" svg:x="2.376cm" svg:y="2cm">
          <draw:text-box>
            <text:p/>
            <text:p>aware / aware of</text:p>
            <text:p/>
            <text:p>Behave!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1H49M2S</meta:editing-duration>
    <meta:editing-cycles>33</meta:editing-cycles>
    <meta:generator>OpenOffice/4.1.15$Win32 OpenOffice.org_project/4115m2$Build-9813</meta:generator>
    <dc:date>2025-11-25T18:23:54.37</dc:date>
    <dc:creator>Eric Zhang</dc:creator>
    <meta:document-statistic meta:object-count="27"/>
  </office:meta>
</office:document-meta>
</file>